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00%"/>
      <style:text-properties fo:font-weight="bold" officeooo:rsid="001f0ed2" officeooo:paragraph-rsid="001f0ed2" style:font-weight-asian="bold" style:font-weight-complex="bold"/>
    </style:style>
    <style:style style:name="P2" style:family="paragraph" style:parent-style-name="Standard">
      <style:paragraph-properties fo:line-height="100%"/>
      <style:text-properties fo:font-weight="bold" officeooo:rsid="002418a5" officeooo:paragraph-rsid="002418a5" style:font-weight-asian="bold" style:font-weight-complex="bold"/>
    </style:style>
    <style:style style:name="P3" style:family="paragraph" style:parent-style-name="Standard" style:master-page-name="">
      <loext:graphic-properties draw:fill="none"/>
      <style:paragraph-properties fo:margin-left="1cm" fo:margin-right="0cm" fo:line-height="100%" fo:text-indent="0cm" style:auto-text-indent="false" style:page-number="auto" fo:background-color="transparent"/>
      <style:text-properties fo:font-weight="bold" officeooo:rsid="002418a5" officeooo:paragraph-rsid="002418a5" style:font-weight-asian="bold" style:font-weight-complex="bold"/>
    </style:style>
    <style:style style:name="P4" style:family="paragraph" style:parent-style-name="Text_20_body">
      <style:paragraph-properties fo:line-height="100%"/>
      <style:text-properties fo:color="#000000" loext:opacity="100%" fo:font-size="12pt" officeooo:rsid="001f0ed2" officeooo:paragraph-rsid="001fd6e2"/>
    </style:style>
    <style:style style:name="P5" style:family="paragraph" style:parent-style-name="Text_20_body">
      <style:paragraph-properties fo:line-height="100%"/>
      <style:text-properties fo:color="#000000" loext:opacity="100%" fo:font-size="12pt" officeooo:rsid="001f0ed2" officeooo:paragraph-rsid="0025258b"/>
    </style:style>
    <style:style style:name="P6" style:family="paragraph" style:parent-style-name="Text_20_body">
      <style:paragraph-properties fo:line-height="100%"/>
      <style:text-properties fo:color="#000000" loext:opacity="100%" fo:font-size="12pt" officeooo:rsid="001f0ed2" officeooo:paragraph-rsid="0026dc98"/>
    </style:style>
    <style:style style:name="P7" style:family="paragraph" style:parent-style-name="Text_20_body">
      <style:paragraph-properties fo:line-height="100%"/>
      <style:text-properties fo:color="#000000" loext:opacity="100%" fo:font-size="12pt" fo:font-weight="bold"/>
    </style:style>
    <style:style style:name="P8" style:family="paragraph" style:parent-style-name="Text_20_body">
      <style:paragraph-properties fo:line-height="100%"/>
      <style:text-properties fo:color="#000000" loext:opacity="100%" fo:font-size="12pt"/>
    </style:style>
    <style:style style:name="P9" style:family="paragraph" style:parent-style-name="Text_20_body">
      <style:paragraph-properties fo:line-height="100%"/>
      <style:text-properties fo:color="#000000" loext:opacity="100%" fo:font-size="12pt" officeooo:rsid="00314444" officeooo:paragraph-rsid="00314444"/>
    </style:style>
    <style:style style:name="P10" style:family="paragraph" style:parent-style-name="Text_20_body">
      <style:paragraph-properties fo:line-height="100%"/>
      <style:text-properties fo:color="#000000" loext:opacity="100%" fo:font-size="12pt" officeooo:rsid="0034fea7" officeooo:paragraph-rsid="0034fea7"/>
    </style:style>
    <style:style style:name="P11" style:family="paragraph" style:parent-style-name="Text_20_body">
      <style:paragraph-properties fo:line-height="100%"/>
      <style:text-properties fo:color="#000000" loext:opacity="100%"/>
    </style:style>
    <style:style style:name="P12" style:family="paragraph" style:parent-style-name="Text_20_body">
      <style:paragraph-properties fo:line-height="100%"/>
      <style:text-properties fo:color="#000000" loext:opacity="100%" officeooo:paragraph-rsid="001fd6e2"/>
    </style:style>
    <style:style style:name="P13" style:family="paragraph" style:parent-style-name="Text_20_body">
      <style:paragraph-properties fo:line-height="100%"/>
      <style:text-properties fo:color="#000000" loext:opacity="100%" officeooo:paragraph-rsid="0021a8c6"/>
    </style:style>
    <style:style style:name="P14" style:family="paragraph" style:parent-style-name="Text_20_body">
      <style:paragraph-properties fo:line-height="100%"/>
      <style:text-properties fo:color="#000000" loext:opacity="100%" officeooo:rsid="0024b938" officeooo:paragraph-rsid="0024b938"/>
    </style:style>
    <style:style style:name="P15" style:family="paragraph" style:parent-style-name="Text_20_body">
      <style:paragraph-properties fo:line-height="100%"/>
      <style:text-properties officeooo:paragraph-rsid="0025258b"/>
    </style:style>
    <style:style style:name="P16" style:family="paragraph" style:parent-style-name="Text_20_body">
      <style:paragraph-properties fo:line-height="100%"/>
      <style:text-properties officeooo:paragraph-rsid="0024a8ec"/>
    </style:style>
    <style:style style:name="P17" style:family="paragraph" style:parent-style-name="Text_20_body">
      <style:paragraph-properties fo:line-height="100%"/>
      <style:text-properties officeooo:paragraph-rsid="0034fea7"/>
    </style:style>
    <style:style style:name="P18" style:family="paragraph" style:parent-style-name="Text_20_body">
      <style:paragraph-properties fo:line-height="100%"/>
      <style:text-properties officeooo:rsid="0025258b" officeooo:paragraph-rsid="0025258b"/>
    </style:style>
    <style:style style:name="P19" style:family="paragraph" style:parent-style-name="Text_20_body" style:master-page-name="">
      <loext:graphic-properties draw:fill="none"/>
      <style:paragraph-properties fo:margin-left="0.499cm" fo:margin-right="0cm" fo:margin-top="0cm" fo:margin-bottom="0.247cm" style:contextual-spacing="false" fo:line-height="100%" fo:text-indent="0cm" style:auto-text-indent="false" style:page-number="auto" fo:background-color="transparent"/>
      <style:text-properties fo:color="#000000" loext:opacity="100%" officeooo:rsid="0025a8d3" officeooo:paragraph-rsid="0025a8d3"/>
    </style:style>
    <style:style style:name="P20" style:family="paragraph" style:parent-style-name="Text_20_body" style:master-page-name="">
      <loext:graphic-properties draw:fill="none"/>
      <style:paragraph-properties fo:margin-left="0.499cm" fo:margin-right="0cm" fo:margin-top="0cm" fo:margin-bottom="0.247cm" style:contextual-spacing="false" fo:line-height="100%" fo:text-indent="0cm" style:auto-text-indent="false" style:page-number="auto" fo:background-color="transparent"/>
      <style:text-properties officeooo:paragraph-rsid="00387bdd"/>
    </style:style>
    <style:style style:name="P21" style:family="paragraph" style:parent-style-name="Text_20_body">
      <loext:graphic-properties draw:fill="none"/>
      <style:paragraph-properties fo:margin-left="1.101cm" fo:margin-right="0cm" fo:margin-top="0cm" fo:margin-bottom="0.247cm" style:contextual-spacing="false" fo:line-height="100%" fo:text-indent="0cm" style:auto-text-indent="false" fo:background-color="transparent"/>
      <style:text-properties officeooo:paragraph-rsid="002d6d2e"/>
    </style:style>
    <style:style style:name="P22" style:family="paragraph" style:parent-style-name="Text_20_body">
      <loext:graphic-properties draw:fill="none"/>
      <style:paragraph-properties fo:margin-left="1.101cm" fo:margin-right="0cm" fo:margin-top="0cm" fo:margin-bottom="0.247cm" style:contextual-spacing="false" fo:line-height="100%" fo:text-indent="0cm" style:auto-text-indent="false" fo:background-color="transparent"/>
      <style:text-properties fo:color="#000000" loext:opacity="100%" officeooo:rsid="0024b938" officeooo:paragraph-rsid="0025a8d3"/>
    </style:style>
    <style:style style:name="P23" style:family="paragraph" style:parent-style-name="Text_20_body">
      <loext:graphic-properties draw:fill="none"/>
      <style:paragraph-properties fo:margin-left="1.101cm" fo:margin-right="0cm" fo:margin-top="0cm" fo:margin-bottom="0.247cm" style:contextual-spacing="false" fo:line-height="100%" fo:text-indent="0cm" style:auto-text-indent="false" fo:background-color="transparent"/>
      <style:text-properties officeooo:rsid="0025a8d3" officeooo:paragraph-rsid="0025a8d3"/>
    </style:style>
    <style:style style:name="P24" style:family="paragraph" style:parent-style-name="Text_20_body">
      <loext:graphic-properties draw:fill="none"/>
      <style:paragraph-properties fo:margin-left="1.101cm" fo:margin-right="0cm" fo:margin-top="0cm" fo:margin-bottom="0.247cm" style:contextual-spacing="false" fo:line-height="100%" fo:text-indent="0cm" style:auto-text-indent="false" fo:background-color="transparent"/>
      <style:text-properties style:text-underline-style="solid" style:text-underline-width="auto" style:text-underline-color="font-color" officeooo:rsid="0025a8d3" officeooo:paragraph-rsid="002f7c1f"/>
    </style:style>
    <style:style style:name="P25" style:family="paragraph" style:parent-style-name="Text_20_body">
      <loext:graphic-properties draw:fill="none"/>
      <style:paragraph-properties fo:margin-left="1.101cm" fo:margin-right="0cm" fo:margin-top="0cm" fo:margin-bottom="0.247cm" style:contextual-spacing="false" fo:line-height="100%" fo:text-indent="0cm" style:auto-text-indent="false" fo:background-color="transparent"/>
      <style:text-properties style:text-underline-style="none" officeooo:rsid="0028607c" officeooo:paragraph-rsid="002f7c1f"/>
    </style:style>
    <style:style style:name="P26" style:family="paragraph" style:parent-style-name="Text_20_body" style:master-page-name="">
      <loext:graphic-properties draw:fill="none"/>
      <style:paragraph-properties fo:margin-left="1.101cm" fo:margin-right="0cm" fo:margin-top="0cm" fo:margin-bottom="0.247cm" style:contextual-spacing="false" fo:line-height="100%" fo:text-indent="0cm" style:auto-text-indent="false" style:page-number="auto" fo:background-color="transparent"/>
      <style:text-properties fo:color="#000000" loext:opacity="100%" style:text-underline-style="solid" style:text-underline-width="auto" style:text-underline-color="font-color" officeooo:rsid="0024b938" officeooo:paragraph-rsid="0025a8d3"/>
    </style:style>
    <style:style style:name="P27" style:family="paragraph" style:parent-style-name="Text_20_body">
      <loext:graphic-properties draw:fill="none"/>
      <style:paragraph-properties fo:margin-left="1cm" fo:margin-right="0cm" fo:line-height="100%" fo:text-indent="0cm" style:auto-text-indent="false" fo:background-color="transparent"/>
      <style:text-properties fo:font-weight="bold" officeooo:rsid="002418a5" officeooo:paragraph-rsid="002af838" style:font-weight-asian="bold" style:font-weight-complex="bold"/>
    </style:style>
    <style:style style:name="P28" style:family="paragraph" style:parent-style-name="Text_20_body" style:master-page-name="">
      <loext:graphic-properties draw:fill="none"/>
      <style:paragraph-properties fo:margin-left="1cm" fo:margin-right="0cm" fo:margin-top="0cm" fo:margin-bottom="0.247cm" style:contextual-spacing="false" fo:line-height="100%" fo:text-indent="0cm" style:auto-text-indent="false" style:page-number="auto" fo:background-color="transparent"/>
      <style:text-properties officeooo:paragraph-rsid="00387bdd"/>
    </style:style>
    <style:style style:name="T1" style:family="text">
      <style:text-properties fo:font-size="12pt"/>
    </style:style>
    <style:style style:name="T2" style:family="text">
      <style:text-properties fo:font-size="12pt" fo:font-weight="bold" style:font-weight-asian="bold" style:font-weight-complex="bold"/>
    </style:style>
    <style:style style:name="T3" style:family="text">
      <style:text-properties fo:font-size="12pt" fo:font-weight="bold" officeooo:rsid="0021a8c6" style:font-weight-asian="bold" style:font-weight-complex="bold"/>
    </style:style>
    <style:style style:name="T4" style:family="text">
      <style:text-properties fo:font-size="12pt" officeooo:rsid="002418a5"/>
    </style:style>
    <style:style style:name="T5" style:family="text">
      <style:text-properties fo:font-size="12pt" fo:font-weight="normal" style:font-weight-asian="normal" style:font-weight-complex="normal"/>
    </style:style>
    <style:style style:name="T6" style:family="text">
      <style:text-properties fo:font-size="12pt" fo:font-weight="normal" officeooo:rsid="002418a5" style:font-weight-asian="normal" style:font-weight-complex="normal"/>
    </style:style>
    <style:style style:name="T7" style:family="text">
      <style:text-properties fo:font-size="12pt" fo:font-weight="normal" officeooo:rsid="0025258b" style:font-weight-asian="normal" style:font-weight-complex="normal"/>
    </style:style>
    <style:style style:name="T8" style:family="text">
      <style:text-properties fo:font-size="12pt" fo:font-weight="normal" officeooo:rsid="002d6d2e" style:font-weight-asian="normal" style:font-weight-complex="normal"/>
    </style:style>
    <style:style style:name="T9" style:family="text">
      <style:text-properties fo:font-size="12pt" officeooo:rsid="0025a8d3"/>
    </style:style>
    <style:style style:name="T10" style:family="text">
      <style:text-properties fo:font-size="12pt" style:text-underline-style="none" fo:font-weight="normal" style:font-weight-asian="normal" style:font-weight-complex="normal"/>
    </style:style>
    <style:style style:name="T11" style:family="text">
      <style:text-properties fo:font-size="12pt" style:text-underline-style="none" fo:font-weight="normal" officeooo:rsid="003a242f" style:font-weight-asian="normal" style:font-weight-complex="normal"/>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fo:background-color="#ffffff" loext:char-shading-value="0"/>
    </style:style>
    <style:style style:name="T15" style:family="text">
      <style:text-properties fo:color="#000000" loext:opacity="100%" fo:font-size="12pt" officeooo:rsid="001f0ed2"/>
    </style:style>
    <style:style style:name="T16" style:family="text">
      <style:text-properties fo:color="#000000" loext:opacity="100%" fo:font-size="12pt" officeooo:rsid="0024b938"/>
    </style:style>
    <style:style style:name="T17" style:family="text">
      <style:text-properties fo:color="#000000" loext:opacity="100%" fo:font-size="12pt" fo:font-weight="normal" officeooo:rsid="002418a5" style:font-weight-asian="normal" style:font-weight-complex="normal"/>
    </style:style>
    <style:style style:name="T18" style:family="text">
      <style:text-properties fo:color="#000000" loext:opacity="100%" fo:font-size="12pt" fo:font-weight="normal" officeooo:rsid="0024b938" style:font-weight-asian="normal" style:font-weight-complex="normal"/>
    </style:style>
    <style:style style:name="T19" style:family="text">
      <style:text-properties fo:color="#000000" loext:opacity="100%" fo:font-size="12pt" fo:font-weight="normal" officeooo:rsid="001fd6e2" style:font-weight-asian="normal" style:font-weight-complex="normal"/>
    </style:style>
    <style:style style:name="T20" style:family="text">
      <style:text-properties fo:color="#000000" loext:opacity="100%" fo:font-size="12pt" fo:font-weight="normal" officeooo:rsid="002d6d2e" style:font-weight-asian="normal" style:font-weight-complex="normal"/>
    </style:style>
    <style:style style:name="T21" style:family="text">
      <style:text-properties fo:color="#000000" loext:opacity="100%" fo:font-size="12pt" fo:font-weight="normal" officeooo:rsid="0034fea7" style:font-weight-asian="normal" style:font-weight-complex="normal"/>
    </style:style>
    <style:style style:name="T22" style:family="text">
      <style:text-properties fo:color="#000000" loext:opacity="100%" fo:font-size="12pt" fo:font-weight="normal" officeooo:rsid="003628b7" style:font-weight-asian="normal" style:font-weight-complex="normal"/>
    </style:style>
    <style:style style:name="T23" style:family="text">
      <style:text-properties fo:color="#000000" loext:opacity="100%" fo:font-size="12pt" style:text-underline-style="solid" style:text-underline-width="auto" style:text-underline-color="font-color" fo:font-weight="normal" officeooo:rsid="001fd6e2" style:font-weight-asian="normal" style:font-weight-complex="normal"/>
    </style:style>
    <style:style style:name="T24" style:family="text">
      <style:text-properties fo:color="#000000" loext:opacity="100%" fo:font-size="12pt" style:text-underline-style="none" fo:font-weight="normal" officeooo:rsid="001fd6e2" style:font-weight-asian="normal" style:font-weight-complex="normal"/>
    </style:style>
    <style:style style:name="T25" style:family="text">
      <style:text-properties fo:background-color="#ffffff" loext:char-shading-value="0"/>
    </style:style>
    <style:style style:name="T26" style:family="text">
      <style:text-properties officeooo:rsid="0021a8c6"/>
    </style:style>
    <style:style style:name="T27" style:family="text">
      <style:text-properties officeooo:rsid="002418a5"/>
    </style:style>
    <style:style style:name="T28" style:family="text">
      <style:text-properties fo:font-weight="normal" style:font-weight-asian="normal" style:font-weight-complex="normal"/>
    </style:style>
    <style:style style:name="T29" style:family="text">
      <style:text-properties fo:font-weight="normal" officeooo:rsid="0024a8ec" style:font-weight-asian="normal" style:font-weight-complex="normal"/>
    </style:style>
    <style:style style:name="T30" style:family="text">
      <style:text-properties fo:font-weight="normal" officeooo:rsid="001fd6e2" style:font-weight-asian="normal" style:font-weight-complex="normal"/>
    </style:style>
    <style:style style:name="T31" style:family="text">
      <style:text-properties fo:font-weight="normal" officeooo:rsid="003628b7" style:font-weight-asian="normal" style:font-weight-complex="normal"/>
    </style:style>
    <style:style style:name="T32" style:family="text">
      <style:text-properties officeooo:rsid="002d9998"/>
    </style:style>
    <style:style style:name="T33" style:family="text">
      <style:text-properties officeooo:rsid="002dbc3d"/>
    </style:style>
    <style:style style:name="T34" style:family="text">
      <style:text-properties officeooo:rsid="002ed166"/>
    </style:style>
    <style:style style:name="T35" style:family="text">
      <style:text-properties officeooo:rsid="003628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bstract : </text:p>
      <text:p text:style-name="P3"><text:span text:style-name="T29">(securing compiler transformation) </text:span><text:span text:style-name="T28">A compiler optimization may be correct and yet be insecure. This work focuses on the common optimization that removes dead (i.e., useless) store instructions from a program. This operation may introduce new information leaks, weakening security while preserving functional equivalence. This work presents a polynomial-time algorithm for securely removing dead stores. The algorithm is necessarily approximate, as it is shown that determining whether new leaks have been introduced by dead store removal is undecidable in general. The algorithm uses taint and control-flow information to determine whether a dead store may be removed without introducing a new information leak. A notion of secure refinement is used to establish the security preservation properties of other compiler transformations. The important static single assignment optimization is, however, shown to be inherently insecure. </text:span></text:p>
      <text:p text:style-name="P27"><text:span text:style-name="T28">(Equivalence checking paper) <text:s/>A formal method for checking equivalence between a given behavioral specification prior to scheduling and the one produced by the scheduler is described. Finite state machine with data path (FSMD) models have been used to represent both the behaviors. The method consists of introducing cutpoints in one FSMD, visualizing its computations as concatenation of paths from cutpoints to cutpoints, and identifying equivalent finite path segments in the other FSMD. Unlike many other reported techniques, this method is strong enough to work when path segments in the original behavior are merged, a common feature of scheduling. It is also capable of verifying several arithmetic transformations and many code-motion techniques employed during scheduling.</text:span></text:p>
      <text:p text:style-name="P1"/>
      <text:p text:style-name="P1"><text:span text:style-name="T26">Ch1: </text:span>In<text:span text:style-name="T26">t</text:span>roduction : </text:p>
      <text:p text:style-name="P4"><text:tab/><text:span text:style-name="T32">done </text:span><text:span text:style-name="T13">Overview of the domain of work </text:span><text:s/><text:tab/><text:span text:style-name="T27">I</text:span>ntroduce the domain of problem and basic terminology</text:p>
      <text:p text:style-name="P12"><text:s/><text:tab/> <text:span text:style-name="T2">Literature Survey</text:span><text:span text:style-name="T1">(*) <text:s/>-- <text:tab/>if you do not have much to present (then write here otherwise </text:span></text:p>
      <text:p text:style-name="P12"><text:span text:style-name="T1"><text:tab/><text:tab/><text:tab/><text:tab/><text:tab/>make a separate chapter) </text:span></text:p>
      <text:p text:style-name="P12"><text:s text:c="39"/><text:tab/> <text:s text:c="2"/><text:span text:style-name="T1">-- <text:tab/>Discuss all the relevant papers you have read with a summary </text:span></text:p>
      <text:p text:style-name="P12"><text:span text:style-name="T1"><text:tab/><text:tab/><text:tab/><text:tab/><text:tab/>of limitations of the existing work</text:span></text:p>
      <text:p text:style-name="P12"><text:s text:c="2"/><text:tab/><text:span text:style-name="T2">Motivations <text:s/></text:span><text:span text:style-name="T1">-- <text:tab/><text:tab/><text:tab/></text:span><text:span text:style-name="T4">L</text:span><text:span text:style-name="T1">imitations of the existing works you want to solve in your work?</text:span></text:p>
      <text:p text:style-name="P11"><text:s text:c="2"/><text:tab/><text:span text:style-name="T2">Problem statements <text:s/></text:span><text:span text:style-name="T1">-- <text:tab/><text:tab/>Precisely define the problem statements of your work</text:span></text:p>
      <text:p text:style-name="P11"><text:s text:c="2"/><text:tab/><text:span text:style-name="T2">Contributions in Semester 1 </text:span><text:span text:style-name="T1">-- <text:tab/>Summarize the contributions of this semester</text:span></text:p>
      <text:p text:style-name="P14"><text:span text:style-name="T1">(Introduction)</text:span></text:p>
      <text:p text:style-name="P19"><text:span text:style-name="T1">(Overview)</text:span></text:p>
      <text:p text:style-name="P26"><text:span text:style-name="T9">Domain :</text:span></text:p>
      <text:p text:style-name="P22"><text:span text:style-name="T1">An optimizing compiler translates programs expressed in high-level programming languages into executable machine code. This is typically done through a series of program transformations, many of which are aimed at improving performance. It is essential that each transformation preserve functional behavior, so that the resulting executable has the same input–output functionality as the original program. It is difficult to formally establish the preservation property, given the complexity and the size of a typical compiler; this is a long-standing verification research challenge. </text:span></text:p>
      <text:p text:style-name="P21"><text:span text:style-name="T15">There is a significant body of work devoted to testing, verifying, and certifying the correctness of optimizing compilers. </text:span><text:span text:style-name="T19">The focus of such work is to determine if source code and optimized code have the same functional semantics. </text:span><text:span text:style-name="T16">However, just preserving the correctness of the code is not enough. </text:span><text:span text:style-name="T17">A compiler optimization may be correct and yet be insecure. </text:span><text:span text:style-name="T19"><text:s/></text:span></text:p>
      <text:p text:style-name="P21"><text:span text:style-name="T19">The </text:span><text:span text:style-name="T23">correctness-security gap</text:span><text:span text:style-name="T24"> </text:span><text:span text:style-name="T19">arises when a compiler optimization preserves the functionality of but violates a security guarantee made by source code. </text:span><text:span text:style-name="T20">I</text:span><text:span text:style-name="T19">t arises due to techniques that model the state of the program but not the state of the underlying machine. </text:span><text:span text:style-name="T18">Hence, a</text:span><text:span text:style-name="T6">long with functional preservation, one would like to ensure the preservation of security properties. I.e., the final executable should be at least as secure against attack as the original program. </text:span></text:p>
      <text:p text:style-name="P21"><text:span text:style-name="T7"/></text:p>
      <text:p text:style-name="P23"><text:soft-page-break/><text:span text:style-name="T8">Therefore, the g</text:span><text:span text:style-name="T7">oal is to identify </text:span><text:span text:style-name="T8">the</text:span><text:span text:style-name="T7"> of security introduced by compiler optimizations. Here, we have proposed a translation validation approach for verifying the security of compiler transformations with respect to information flow. </text:span></text:p>
      <text:p text:style-name="P24"><text:span text:style-name="T7">B</text:span><text:span text:style-name="T5">asic Terminology</text:span><text:span text:style-name="T10"> : </text:span><text:span text:style-name="T11">4</text:span></text:p>
      <text:p text:style-name="P25"><text:span text:style-name="T5">## </text:span><text:span text:style-name="T7">P</text:span><text:span text:style-name="T5">oora intro from Translation Validation Approach Paper</text:span></text:p>
      <text:p text:style-name="P6"><text:tab/><text:span text:style-name="T33">Information Leakage</text:span></text:p>
      <text:p text:style-name="P6"><text:tab/><text:span text:style-name="T33">Correct Transformation</text:span></text:p>
      <text:p text:style-name="P6"><text:tab/><text:span text:style-name="T33">Secure Transformation</text:span></text:p>
      <text:p text:style-name="P6"><text:tab/><text:span text:style-name="T34">rest of the terms related to algorithm later</text:span></text:p>
      <text:p text:style-name="P9"><text:span text:style-name="T30">(</text:span><text:span text:style-name="T28">Literature Survey)</text:span></text:p>
      <text:p text:style-name="P20"><text:span text:style-name="T21">(Correctness Security Gap in Compiler Optimization) </text:span></text:p>
      <text:p text:style-name="P28"><text:span text:style-name="T22">This paper deals with the </text:span><text:span text:style-name="T31">correctness-security gap, in which a formally sound, correctly implemented compiler optimization can violate security guarantees incorporated in source code. I</text:span><text:span text:style-name="T22">t proposes a broad research programme whose goal is to identify, understand, and mitigate the impact of security errors introduced by compiler optimizations. The proposal includes research in testing, program analysis, theorem proving, and the development of new, accurate machine models for reasoning about the impact of compiler optimizations on security </text:span></text:p>
      <text:p text:style-name="P17"><text:span text:style-name="T22"/></text:p>
      <text:p text:style-name="P10"><text:span text:style-name="T28"><text:tab/></text:span></text:p>
      <text:p text:style-name="P5"><text:span text:style-name="T30">(Motivation)</text:span></text:p>
      <text:p text:style-name="P18"><text:span text:style-name="T5">//basically a single approach to detect whether any kind of security problem</text:span></text:p>
      <text:p text:style-name="P18"><text:span text:style-name="T7">C</text:span><text:span text:style-name="T5">ase 1 : Deadstore elimination</text:span></text:p>
      <text:p text:style-name="P15"><text:span text:style-name="T7">Consider the program on the left hand side of Fig. 1. A secret password is read into a local variable and used. After the use, the memory containing password data is erased, so that the password does not remain in the clear any longer than is necessary. To a compiler, however, the erasure instruction appears useless, as the new value is not subsequently used. The dead-store elimination optimization targets such useless instructions, as removing them speeds up execution. Applied to this program, the optimization removes the instruction erasing x. The input–output behavior of the two programs is identical, hence the transformation is correct. In the resulting program, however, the password may remain in the clear in the stack memory beyond the local procedure scope, as a procedure return is typically implemented by moving the stack pointer to point to a new frame, without erasing the current one. As a consequence, an attack that gains access to the program stack in the untrusted procedure may be able to read the password from the stack memory, as might attacks that gain access after the procedure foo has terminated. There are workarounds for this problem, but those are specific to a language and a compiler. </text:span></text:p>
      <text:p text:style-name="P15"><text:span text:style-name="T7">For instance, if x is declared volatile in C, the compiler will not remove any assignments to x. Compiler-specific pragmas could also be applied to force the compiler to retain the assignment to x. But such workarounds are unsatisfactory, in many respects. First, a workaround can be applied only when a programmer is aware of the potential problem, which may not be the case. Next, a programmer must understand enough of the compiler’s internal workings to implement the correct fix, which need not be the case either—compilation is a complex, opaque process. Furthermore, the solution need not be portable, as studied in [21]. Finally, the fix may be too severe: for instance, marking x as volatile blocks the removal of any dead assignments to x, although an assignment x := 5 immediately following x := 0 can be removed safely, without leaking information. Inserting instructions to clear potentially tainted data before untrusted calls is also inefficient; as taint analysis is approximate, such instructions may do more work than is necessary. For these reasons, we believe it is necessary to find a fundamental solution to this problem. One possible solution is to develop an anal </text:span></text:p>
      <text:p text:style-name="P15"><text:span text:style-name="T7"/></text:p>
      <text:p text:style-name="P4"><text:soft-page-break/></text:p>
      <text:p text:style-name="P16"><text:s/></text:p>
      <text:p text:style-name="P4"><text:span text:style-name="T12">Ch 2 Literature Survey</text:span>(*)</text:p>
      <text:p text:style-name="P11"><text:s/></text:p>
      <text:p text:style-name="P7">Ch3: Chapter on your work (give proper name)</text:p>
      <text:p text:style-name="P11"><text:s text:c="5"/><text:span text:style-name="T2">Problem statement</text:span><text:span text:style-name="T1"> <text:s/>-- Explain again your objectives </text:span></text:p>
      <text:p text:style-name="P13"><text:s text:c="5"/><text:span text:style-name="T3">S</text:span><text:span text:style-name="T2">olution approach </text:span><text:span text:style-name="T1">(give appropriate name based on your topic) </text:span></text:p>
      <text:p text:style-name="P13"><text:span text:style-name="T1"><text:tab/><text:tab/><text:tab/><text:tab/><text:tab/><text:tab/><text:tab/><text:tab/>-- write the detail of your work/algo etc</text:span></text:p>
      <text:p text:style-name="P11"><text:s text:c="5"/><text:span text:style-name="T2">Example</text:span><text:span text:style-name="T1"> to explain your approach</text:span></text:p>
      <text:p text:style-name="P11"><text:s text:c="4"/><text:span text:style-name="T13"><text:s/></text:span><text:span text:style-name="T2">Implementation Detail and tool flow</text:span><text:span text:style-name="T1"> -- preferably with a diagram</text:span></text:p>
      <text:p text:style-name="P11"><text:s text:c="4"/><text:span text:style-name="T13"><text:s/></text:span><text:span text:style-name="T2">Experimental Results</text:span></text:p>
      <text:p text:style-name="P11"><text:s/></text:p>
      <text:p text:style-name="P8"><text:span text:style-name="T12">Ch 4: </text:span><text:span text:style-name="T14">Chapter on your work</text:span><text:span text:style-name="T25"> -- Add as many chapters as needed based on your contributions</text:span></text:p>
      <text:p text:style-name="P11"><text:s/></text:p>
      <text:p text:style-name="P7">Ch 5: Conclusions and Future Plans</text:p>
      <text:p text:style-name="P13"><text:s text:c="2"/><text:tab/><text:span text:style-name="T1">Summary of work done in this semester</text:span></text:p>
      <text:p text:style-name="P13"><text:span text:style-name="T1"><text:tab/>Plan for the next semester</text:span></text:p>
      <text:p text:style-name="P4">An IR typically has a small set of instructions, is independent of the target architecture and may even be independent of the source language. Intermediate representations used by GCC include RTL, GIMPLE, and GENERIC, while the LLVM infrastructure uses its own IR. Analysis of the IR is used to deduce information about the program such as identifying code that is never executed, variables whose values never change, computations that are redundant, etc. The results of analysis are used to perform architecture independent optimizations. The IR obtained after transformation is supposed to represent a program that contains less redundancy and is more efficient than the source. One transformation may enable others, so a series of analysis and transformations are performed with details depending on the compiler implementation. </text:p>
      <text:p text:style-name="P4">If machine code is generated, the compiler may perform architecture specific analysis and transformations to further optimize the code </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52cm" fo:margin-bottom="1.044cm" fo:margin-left="1.071cm" fo:margin-right="0.92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20T15:56:12.191000000</meta:creation-date>
    <dc:date>2020-11-20T19:37:11.622000000</dc:date>
    <meta:editing-duration>PT1H38M28S</meta:editing-duration>
    <meta:editing-cycles>20</meta:editing-cycles>
    <meta:generator>LibreOffice/7.0.1.2$Windows_X86_64 LibreOffice_project/7cbcfc562f6eb6708b5ff7d7397325de9e764452</meta:generator>
    <meta:document-statistic meta:table-count="0" meta:image-count="0" meta:object-count="0" meta:page-count="3" meta:paragraph-count="52" meta:word-count="1345" meta:character-count="8896" meta:non-whitespace-character-count="7455"/>
  </office:meta>
</office:document-meta>
</file>